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кументация к сайту Дня рододендрона</text:p>
      <text:p text:style-name="P2"/>
      <text:p text:style-name="P2">Сайт построен на Django-cms 2.2 и тестировался c Django 1.3.</text:p>
      <text:p text:style-name="P2"/>
      <text:p text:style-name="P2"/>
      <text:p text:style-name="P2">Основная структура сайта:</text:p>
      <text:p text:style-name="P2"/>
      <text:p text:style-name="P2">base.html — основной наследуемый для всего сайта шаблон. </text:p>
      <text:p text:style-name="P2">Содержит 2 блока:</text:p>
      <text:p text:style-name="P2"><text:tab/><text:tab/>{%block maincontent%} <text:s/>- используется для отображения в правой колонке <text:tab/><text:tab/><text:tab/>списков статических страниц (правила подачи заявки и пр. информация), а <text:tab/><text:tab/><text:tab/>также для <text:s/>генерирования в дочерних шаблонах динамического содержимого, <text:tab/><text:tab/>исходя из заполненности базы данных (фотографии, видео и др).</text:p>
      <text:p text:style-name="P2"/>
      <text:p text:style-name="P2"><text:tab/><text:tab/>{%block <text:s/>contentcol%} - в дочерних шаблонах используется для отображения <text:tab/><text:tab/>содержания при переходе по ссылкам. В том числе при генерировании <text:tab/><text:tab/><text:tab/>динамического содержимого, например, в случае с шаблоном mainpage.html — <text:tab/><text:tab/>генерировании случайных фотографий.</text:p>
      <text:p text:style-name="P2"><text:tab/><text:tab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4:19:19</meta:creation-date>
    <meta:document-statistic meta:table-count="0" meta:image-count="0" meta:object-count="0" meta:page-count="1" meta:paragraph-count="8" meta:word-count="96" meta:character-count="740" meta:non-whitespace-character-count="626"/>
    <dc:date>2012-08-05T14:29:34</dc:date>
    <meta:editing-duration>PT10M18S</meta:editing-duration>
    <meta:editing-cycles>1</meta:editing-cycles>
    <meta:generator>LibreOffice/3.4$Unix LibreOffice_project/340m1$Build-1505</meta:generator>
  </office:meta>
</office:document-meta>
</file>